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FieldDeserializerTest2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oleanFieldDeserializerTest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ity.getF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FieldDeserializerTest2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oleanFieldDeserializerTest2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ity.Entity( @ JSONField ( name = "f1" ) Boolean f1 , @ JSONField ( name = "f2" ) Boolean f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